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00:20:29.595988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 Kirkeby</meta:initial-creator>
    <meta:creation-date>2017-07-04T20:59:34.237547768</meta:creation-date>
    <dc:date>2017-07-07T00:20:38.359119281</dc:date>
    <dc:creator>Ole Kirkeby</dc:creator>
    <meta:editing-duration>PT9M25S</meta:editing-duration>
    <meta:editing-cycles>5</meta:editing-cycles>
    <meta:generator>LibreOffice/5.0.3.2$Linux_X86_64 LibreOffice_project/00m0$Build-2</meta:generator>
    <meta:document-statistic meta:table-count="1" meta:cell-count="32" meta:object-count="0"/>
  </office:meta>
</office:document-meta>
</file>